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8.26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1.38in"/>
    </style:style>
    <style:style style:name="TBL_0_0_col_2" style:family="table-column">
      <style:table-column-properties style:column-width="1.38in"/>
    </style:style>
    <style:style style:name="TBL_0_0_col_3" style:family="table-column">
      <style:table-column-properties style:column-width="1.38in"/>
    </style:style>
    <style:style style:name="TBL_0_0_col_4" style:family="table-column">
      <style:table-column-properties style:column-width="1.38in"/>
    </style:style>
    <style:style style:name="TBL_0_0_col_5" style:family="table-column">
      <style:table-column-properties style:column-width="2.43in"/>
    </style:style>
    <style:style style:name="TBL_0_0_row_0" style:family="table-row">
      <style:table-row-properties style:use-optimal-row-height="false" style:row-height="0.3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25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10.0pt" style:font-size-asian="10.0pt" style:font-size-complex="10.0pt">
</style:text-properties>
    </style:style>
    <style:style style:name="TBL_0_0_row_2" style:family="table-row">
      <style:table-row-properties style:use-optimal-row-height="false" style:row-height="0.02in"/>
    </style:style>
    <style:style style:name="TBL_0_0_row_3" style:family="table-row">
      <style:table-row-properties style:use-optimal-row-height="false" style:row-height="0.25in"/>
    </style:style>
    <style:style style:name="TBL_0_0_row_4" style:family="table-row">
      <style:table-row-properties style:use-optimal-row-height="false" style:row-height="0.02in"/>
    </style:style>
    <style:style style:name="TBL_0_0_row_5" style:family="table-row">
      <style:table-row-properties style:use-optimal-row-height="false" style:row-height="0.02in"/>
    </style:style>
    <style:style style:name="TBL_0_0_row_6" style:family="table-row">
      <style:table-row-properties style:use-optimal-row-height="false" style:row-height="0.25in"/>
    </style:style>
    <style:style style:name="TBL_0_0_row_7" style:family="table-row">
      <style:table-row-properties style:use-optimal-row-height="false" style:row-height="0.02in"/>
    </style:style>
    <style:style style:name="TBL_0_0_row_8" style:family="table-row">
      <style:table-row-properties style:use-optimal-row-height="false" style:row-height="0.02in"/>
    </style:style>
    <style:style style:name="TBL_0_0_row_9" style:family="table-row">
      <style:table-row-properties style:use-optimal-row-height="false" style:row-height="0.25in"/>
    </style:style>
    <style:style style:name="TBL_0_0_row_10" style:family="table-row">
      <style:table-row-properties style:use-optimal-row-height="false" style:row-height="0.02in"/>
    </style:style>
    <style:style style:name="TBL_0_0_row_11" style:family="table-row">
      <style:table-row-properties style:use-optimal-row-height="false" style:row-height="0.02in"/>
    </style:style>
    <style:style style:name="TBL_0_0_row_12" style:family="table-row">
      <style:table-row-properties style:use-optimal-row-height="false" style:row-height="0.25in"/>
    </style:style>
    <style:style style:name="TBL_0_0_row_13" style:family="table-row">
      <style:table-row-properties style:use-optimal-row-height="false" style:row-height="0.02in"/>
    </style:style>
    <style:style style:name="TBL_0_0_row_14" style:family="table-row">
      <style:table-row-properties style:use-optimal-row-height="false" style:row-height="0.02in"/>
    </style:style>
    <style:style style:name="TBL_0_0_row_15" style:family="table-row">
      <style:table-row-properties style:use-optimal-row-height="false" style:row-height="0.25in"/>
    </style:style>
    <style:style style:name="TBL_0_0_row_16" style:family="table-row">
      <style:table-row-properties style:use-optimal-row-height="false" style:row-height="0.02in"/>
    </style:style>
    <style:style style:name="TBL_0_0_row_17" style:family="table-row">
      <style:table-row-properties style:use-optimal-row-height="false" style:row-height="0.02in"/>
    </style:style>
    <style:style style:name="TBL_0_0_row_18" style:family="table-row">
      <style:table-row-properties style:use-optimal-row-height="false" style:row-height="0.25in"/>
    </style:style>
    <style:style style:name="TBL_0_0_row_19" style:family="table-row">
      <style:table-row-properties style:use-optimal-row-height="false" style:row-height="0.02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1">
            <text:p text:style-name="P0"><text:span text:style-name="T0">NRO_PEDIDO</text:span></text:p>
          </table:table-cell>
          <table:table-cell table:style-name="C1">
            <text:p text:style-name="P0"><text:span text:style-name="T0">fletero</text:span></text:p>
          </table:table-cell>
          <table:table-cell table:style-name="C1">
            <text:p text:style-name="P0"><text:span text:style-name="T0">(select fleteros.</text:span></text:p>
          </table:table-cell>
          <table:table-cell table:style-name="C1">
            <text:p text:style-name="P0"><text:span text:style-name="T0">pedidos_carga1.</text:span></text:p>
          </table:table-cell>
          <table:table-cell table:style-name="C0"/>
        </table:table-row>
        <table:table-row table:style-name="TBL_0_0_row_2">
          <table:table-cell table:style-name="C0"/>
          <table:table-cell table:style-name="C1" table:number-rows-spanned="2">
            <text:p text:style-name="P0"><text:span text:style-name="T0"> 000000013312</text:span></text:p>
          </table:table-cell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">
          <table:table-cell table:style-name="C0"/>
          <table:covered-table-cell/>
          <table:table-cell table:style-name="C1" table:number-rows-spanned="2">
            <text:p text:style-name="P0"><text:span text:style-name="T0">2</text:span></text:p>
          </table:table-cell>
          <table:table-cell table:style-name="C1" table:number-rows-spanned="2">
            <text:p text:style-name="P0"><text:span text:style-name="T0">ALFREDO</text:span></text:p>
          </table:table-cell>
          <table:table-cell table:style-name="C1" table:number-rows-spanned="2">
            <text:p text:style-name="P0"><text:span text:style-name="T0">13,86</text:span></text:p>
          </table:table-cell>
          <table:table-cell table:style-name="C0"/>
        </table:table-row>
        <table:table-row table:style-name="TBL_0_0_row_4">
          <table:table-cell table:style-name="C0"/>
          <table:table-cell table:style-name="C0"/>
          <table:covered-table-cell/>
          <table:covered-table-cell/>
          <table:covered-table-cell/>
          <table:table-cell table:style-name="C0"/>
        </table:table-row>
        <table:table-row table:style-name="TBL_0_0_row_5">
          <table:table-cell table:style-name="C0"/>
          <table:table-cell table:style-name="C1" table:number-rows-spanned="2">
            <text:p text:style-name="P0"><text:span text:style-name="T0"> 000000013312</text:span></text:p>
          </table:table-cell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">
          <table:table-cell table:style-name="C0"/>
          <table:covered-table-cell/>
          <table:table-cell table:style-name="C1" table:number-rows-spanned="2">
            <text:p text:style-name="P0"><text:span text:style-name="T0">2</text:span></text:p>
          </table:table-cell>
          <table:table-cell table:style-name="C1" table:number-rows-spanned="2">
            <text:p text:style-name="P0"><text:span text:style-name="T0">ALFREDO</text:span></text:p>
          </table:table-cell>
          <table:table-cell table:style-name="C1" table:number-rows-spanned="2">
            <text:p text:style-name="P0"><text:span text:style-name="T0">4,11</text:span></text:p>
          </table:table-cell>
          <table:table-cell table:style-name="C0"/>
        </table:table-row>
        <table:table-row table:style-name="TBL_0_0_row_7">
          <table:table-cell table:style-name="C0"/>
          <table:table-cell table:style-name="C0"/>
          <table:covered-table-cell/>
          <table:covered-table-cell/>
          <table:covered-table-cell/>
          <table:table-cell table:style-name="C0"/>
        </table:table-row>
        <table:table-row table:style-name="TBL_0_0_row_8">
          <table:table-cell table:style-name="C0"/>
          <table:table-cell table:style-name="C1" table:number-rows-spanned="2">
            <text:p text:style-name="P0"><text:span text:style-name="T0"> 000000013312</text:span></text:p>
          </table:table-cell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9">
          <table:table-cell table:style-name="C0"/>
          <table:covered-table-cell/>
          <table:table-cell table:style-name="C1" table:number-rows-spanned="2">
            <text:p text:style-name="P0"><text:span text:style-name="T0">2</text:span></text:p>
          </table:table-cell>
          <table:table-cell table:style-name="C1" table:number-rows-spanned="2">
            <text:p text:style-name="P0"><text:span text:style-name="T0">ALFREDO</text:span></text:p>
          </table:table-cell>
          <table:table-cell table:style-name="C1" table:number-rows-spanned="2">
            <text:p text:style-name="P0"><text:span text:style-name="T0">12,23</text:span></text:p>
          </table:table-cell>
          <table:table-cell table:style-name="C0"/>
        </table:table-row>
        <table:table-row table:style-name="TBL_0_0_row_10">
          <table:table-cell table:style-name="C0"/>
          <table:table-cell table:style-name="C0"/>
          <table:covered-table-cell/>
          <table:covered-table-cell/>
          <table:covered-table-cell/>
          <table:table-cell table:style-name="C0"/>
        </table:table-row>
        <table:table-row table:style-name="TBL_0_0_row_11">
          <table:table-cell table:style-name="C0"/>
          <table:table-cell table:style-name="C1" table:number-rows-spanned="2">
            <text:p text:style-name="P0"><text:span text:style-name="T0"> 000000013312</text:span></text:p>
          </table:table-cell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2">
          <table:table-cell table:style-name="C0"/>
          <table:covered-table-cell/>
          <table:table-cell table:style-name="C1" table:number-rows-spanned="2">
            <text:p text:style-name="P0"><text:span text:style-name="T0">2</text:span></text:p>
          </table:table-cell>
          <table:table-cell table:style-name="C1" table:number-rows-spanned="2">
            <text:p text:style-name="P0"><text:span text:style-name="T0">ALFREDO</text:span></text:p>
          </table:table-cell>
          <table:table-cell table:style-name="C1" table:number-rows-spanned="2">
            <text:p text:style-name="P0"><text:span text:style-name="T0">10,14</text:span></text:p>
          </table:table-cell>
          <table:table-cell table:style-name="C0"/>
        </table:table-row>
        <table:table-row table:style-name="TBL_0_0_row_13">
          <table:table-cell table:style-name="C0"/>
          <table:table-cell table:style-name="C0"/>
          <table:covered-table-cell/>
          <table:covered-table-cell/>
          <table:covered-table-cell/>
          <table:table-cell table:style-name="C0"/>
        </table:table-row>
        <table:table-row table:style-name="TBL_0_0_row_14">
          <table:table-cell table:style-name="C0"/>
          <table:table-cell table:style-name="C1" table:number-rows-spanned="2">
            <text:p text:style-name="P0"><text:span text:style-name="T0"> 000000013311</text:span></text:p>
          </table:table-cell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5">
          <table:table-cell table:style-name="C0"/>
          <table:covered-table-cell/>
          <table:table-cell table:style-name="C1" table:number-rows-spanned="2">
            <text:p text:style-name="P0"><text:span text:style-name="T0">2</text:span></text:p>
          </table:table-cell>
          <table:table-cell table:style-name="C1" table:number-rows-spanned="2">
            <text:p text:style-name="P0"><text:span text:style-name="T0">ALFREDO</text:span></text:p>
          </table:table-cell>
          <table:table-cell table:style-name="C1" table:number-rows-spanned="2">
            <text:p text:style-name="P0"><text:span text:style-name="T0">123,67</text:span></text:p>
          </table:table-cell>
          <table:table-cell table:style-name="C0"/>
        </table:table-row>
        <table:table-row table:style-name="TBL_0_0_row_16">
          <table:table-cell table:style-name="C0"/>
          <table:table-cell table:style-name="C0"/>
          <table:covered-table-cell/>
          <table:covered-table-cell/>
          <table:covered-table-cell/>
          <table:table-cell table:style-name="C0"/>
        </table:table-row>
        <table:table-row table:style-name="TBL_0_0_row_17">
          <table:table-cell table:style-name="C0"/>
          <table:table-cell table:style-name="C1" table:number-rows-spanned="2">
            <text:p text:style-name="P0"><text:span text:style-name="T0"> 000000013311</text:span></text:p>
          </table:table-cell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8">
          <table:table-cell table:style-name="C0"/>
          <table:covered-table-cell/>
          <table:table-cell table:style-name="C1" table:number-rows-spanned="2">
            <text:p text:style-name="P0"><text:span text:style-name="T0">2</text:span></text:p>
          </table:table-cell>
          <table:table-cell table:style-name="C1" table:number-rows-spanned="2">
            <text:p text:style-name="P0"><text:span text:style-name="T0">ALFREDO</text:span></text:p>
          </table:table-cell>
          <table:table-cell table:style-name="C1" table:number-rows-spanned="2">
            <text:p text:style-name="P0"><text:span text:style-name="T0">243,78</text:span></text:p>
          </table:table-cell>
          <table:table-cell table:style-name="C0"/>
        </table:table-row>
        <table:table-row table:style-name="TBL_0_0_row_19">
          <table:table-cell table:style-name="C0"/>
          <table:table-cell table:style-name="C0"/>
          <table:covered-table-cell/>
          <table:covered-table-cell/>
          <table:covered-table-cell/>
          <table:table-cell table:style-name="C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